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nts.getLogPrefix(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nts.isLoggingSuppressed(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nts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nts.merge( @ Nullable Map &lt; String , Object &gt; hints , String hintName , Object hin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nts.merge( @ Nullable Map &lt; String , Object &gt; hints1 , @ Nullable Map &lt; String , Object &gt; hints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ints.from( String hint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nts.touchDataBuffer( DataBuffer buffer , @ Nullable Map &lt; String , Object &gt; hints , Log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nts.getRequiredHint( @ Nullable Map &lt; String , Object &gt; hints , String hi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